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30000028D21A1D076759C4446.png" manifest:media-type="image/png"/>
  <manifest:file-entry manifest:full-path="Pictures/100000000000025100000105B8F0BA3464B3E1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4673in" svg:y="-0.1102in" svg:width="6.1984in" svg:height="6.8028in" draw:z-index="0"><draw:image xlink:href="Pictures/10000000000002530000028D21A1D076759C4446.png" xlink:type="simple" xlink:show="embed" xlink:actuate="onLoad" draw:mime-type="image/png"/></draw:frame><draw:frame draw:style-name="fr1" draw:name="Image2" text:anchor-type="char" svg:x="0.4984in" svg:y="6.8752in" svg:width="6.178in" svg:height="2.7189in" draw:z-index="1"><draw:image xlink:href="Pictures/100000000000025100000105B8F0BA3464B3E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9:59:19.352000000</meta:creation-date>
    <dc:date>2024-01-23T20:01:01.285000000</dc:date>
    <meta:editing-duration>PT1M4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5.9.2$Windows_X86_64 LibreOffice_project/cdeefe45c17511d326101eed8008ac4092f278a9</meta:generator>
  </office:meta>
</office:document-meta>
</file>